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ção em Lógica com Prolog</text:p>
      <text:p text:style-name="P1">Adolfo Neto</text:p>
      <text:p text:style-name="P1">26/10/2009</text:p>
      <text:p text:style-name="P1"/>
      <text:p text:style-name="Standard"/>
      <text:p text:style-name="P1">1. Instalação</text:p>
      <text:p text:style-name="Standard"/>
      <text:p text:style-name="Standard">1.1 No Linux</text:p>
      <text:p text:style-name="Standard">1.1.1 Usando Fedora 11</text:p>
      <text:p text:style-name="Standard"/>
      <text:p text:style-name="Standard"><text:tab/>Instalar o swi-prolog com o seguinte comando:</text:p>
      <text:p text:style-name="Standard"/>
      <text:p text:style-name="Standard">&gt; sudo yum install pl</text:p>
      <text:p text:style-name="Standard"/>
      <text:p text:style-name="Standard">1.2 No Windows</text:p>
      <text:p text:style-name="Standard"/>
      <text:p text:style-name="Standard"><text:tab/>Procurar por “SWI Prolog” <text:s/>em um bom site de busca (Google, por exemplo).</text:p>
      <text:p text:style-name="Standard"/>
      <text:p text:style-name="Standard"><text:span text:style-name="Citation"><text:span text:style-name="T3"><text:tab/>O site é </text:span></text:span><text:a xlink:type="simple" xlink:href="http://www.swi-prolog.org/"><text:span text:style-name="Citation"><text:span text:style-name="T3">http:www.</text:span></text:span></text:a><text:a xlink:type="simple" xlink:href="http://www.swi-prolog.org/"><text:span text:style-name="Citation"><text:span text:style-name="T4">swi-prolog</text:span></text:span></text:a><text:a xlink:type="simple" xlink:href="http://www.swi-prolog.org/"><text:span text:style-name="Citation"><text:span text:style-name="T3">.org/</text:span></text:span></text:a></text:p>
      <text:p text:style-name="Standard"><text:span text:style-name="Citation"><text:span text:style-name="T3"/></text:span></text:p>
      <text:p text:style-name="Standard"><text:span text:style-name="Citation"><text:span text:style-name="T3"><text:tab/>Instalar o SWI Prolog e o SWI Prolog Editor (uma IDE para o SWI Prolog).</text:span></text:span></text:p>
      <text:p text:style-name="Standard"><text:tab/></text:p>
      <text:p text:style-name="Standard"/>
      <text:p text:style-name="Standard">2. Entrando no Ambiente Interpretador</text:p>
      <text:p text:style-name="Standard"/>
      <text:p text:style-name="Standard">2.1 No Fedora 11</text:p>
      <text:p text:style-name="Standard"/>
      <text:p text:style-name="Standard"><text:tab/>No prompt de comando digitar <text:span text:style-name="T2">pl</text:span>.</text:p>
      <text:p text:style-name="Standard"/>
      <text:p text:style-name="Standard">O resultado deverá ser algo como:</text:p>
      <text:p text:style-name="Standard"/>
      <text:p text:style-name="Standard">adolfo@notebook ~ $ pl</text:p>
      <text:p text:style-name="Standard">Welcome to SWI-Prolog (Multi-threaded, 32 bits, Version 5.7.6)</text:p>
      <text:p text:style-name="Standard">Copyright (c) 1990-2008 University of Amsterdam.</text:p>
      <text:p text:style-name="Standard">SWI-Prolog comes with ABSOLUTELY NO WARRANTY. This is free software,</text:p>
      <text:p text:style-name="Standard">and you are welcome to redistribute it under certain conditions.</text:p>
      <text:p text:style-name="Standard">Please visit http://www.swi-prolog.org for details.</text:p>
      <text:p text:style-name="Standard"></text:p>
      <text:p text:style-name="Standard">For help, use ?- help(Topic). or ?- apropos(Word).</text:p>
      <text:p text:style-name="Standard"></text:p>
      <text:p text:style-name="Standard">?- </text:p>
      <text:p text:style-name="Standard"/>
      <text:p text:style-name="Standard">3. Testando o Ambiente</text:p>
      <text:p text:style-name="Standard"/>
      <text:p text:style-name="Standard">Obs.:</text:p>
      <text:p text:style-name="Standard">Para sair digite</text:p>
      <text:p text:style-name="P1">halt.</text:p>
      <text:p text:style-name="Standard"/>
      <text:p text:style-name="Standard"/>
      <text:p text:style-name="Standard"><text:soft-page-break/>3.1 Exemplo 1</text:p>
      <text:p text:style-name="Standard"/>
      <text:p text:style-name="Standard">Crie um arquivo exemplo1.pl contendo:</text:p>
      <text:p text:style-name="Standard"/>
      <text:p text:style-name="P2">a.</text:p>
      <text:p text:style-name="P2">b:-a.</text:p>
      <text:p text:style-name="Standard"/>
      <text:p text:style-name="Standard">Inicie o Prolog.</text:p>
      <text:p text:style-name="Standard"/>
      <text:p text:style-name="Standard">No prolog, digite:</text:p>
      <text:p text:style-name="Standard"/>
      <text:p text:style-name="Standard">[exemplo1].</text:p>
      <text:p text:style-name="Standard"/>
      <text:p text:style-name="Standard">Deverá aparecer algo como:</text:p>
      <text:p text:style-name="Standard"/>
      <text:p text:style-name="Standard">% exemplo1 compiled 0.00 sec, 940 bytes</text:p>
      <text:p text:style-name="Standard">true.</text:p>
      <text:p text:style-name="Standard"/>
      <text:p text:style-name="Standard">Portanto, para carregar um programa em prolog para a memória do interpretador, basta fazer:</text:p>
      <text:p text:style-name="Standard">[&lt;nome do programa&gt;].</text:p>
      <text:p text:style-name="Standard"/>
      <text:p text:style-name="Standard"/>
      <text:p text:style-name="Standard">Depois disso, se você digitar, em sequencia, “b”, “a” e “c”, o resultado será:</text:p>
      <text:p text:style-name="Standard"/>
      <text:p text:style-name="Standard">?- b.</text:p>
      <text:p text:style-name="Standard">true.</text:p>
      <text:p text:style-name="Standard"></text:p>
      <text:p text:style-name="Standard">?- a.</text:p>
      <text:p text:style-name="Standard">true.</text:p>
      <text:p text:style-name="Standard"></text:p>
      <text:p text:style-name="Standard">?- c.</text:p>
      <text:p text:style-name="Standard">ERROR: toplevel: Undefined procedure: c/0 (DWIM could not correct goal)</text:p>
      <text:p text:style-name="Standard"/>
      <text:p text:style-name="Standard">Pois, “b” é obtido por Modus Ponens a partir de “a” e “b:-a”.</text:p>
      <text:p text:style-name="Standard"/>
      <text:p text:style-name="Standard">“a” é um fato.</text:p>
      <text:p text:style-name="Standard"/>
      <text:p text:style-name="Standard">Mas “c” não é um fato nem pode ser obtido a partir do programa “exemplo1.pl”. </text:p>
      <text:p text:style-name="Standard"/>
      <text:p text:style-name="Standard"/>
      <text:p text:style-name="Standard">3.2 Exemplo 2</text:p>
      <text:p text:style-name="Standard"/>
      <text:p text:style-name="Standard">Crie um arquivo exemplo2.pl contendo:</text:p>
      <text:p text:style-name="Standard"/>
      <text:p text:style-name="P2">% Autor: Adolfo Neto</text:p>
      <text:p text:style-name="P2">% Data: 26-10-2009</text:p>
      <text:p text:style-name="P2"></text:p>
      <text:p text:style-name="P2">% "a" é verdadeiro (é um fato)</text:p>
      <text:p text:style-name="P2">a.</text:p>
      <text:p text:style-name="P2"><text:soft-page-break/>% "b" é verdadeiro (é um fato)</text:p>
      <text:p text:style-name="P2">b.</text:p>
      <text:p text:style-name="P2">% se "a" e "b" forem verdadeiros, "c" será verdadeiro (exemplo de regra)</text:p>
      <text:p text:style-name="P2">c:-a,b.</text:p>
      <text:p text:style-name="P2"/>
      <text:p text:style-name="Standard"/>
      <text:p text:style-name="Standard">Carregue o programa.</text:p>
      <text:p text:style-name="Standard">Depois disso, se você digitar, em sequencia, “b”, “a” e “c”, o resultado será:</text:p>
      <text:p text:style-name="Standard"/>
      <text:p text:style-name="Standard">?- a.</text:p>
      <text:p text:style-name="Standard">true.</text:p>
      <text:p text:style-name="Standard"></text:p>
      <text:p text:style-name="Standard">?- b.</text:p>
      <text:p text:style-name="Standard">true.</text:p>
      <text:p text:style-name="Standard"></text:p>
      <text:p text:style-name="Standard">?- c.</text:p>
      <text:p text:style-name="Standard">true.</text:p>
      <text:p text:style-name="Standard"/>
      <text:p text:style-name="Standard">Testar demais exemplos disponíveis em </text:p>
      <text:p text:style-name="Standard"><text:a xlink:type="simple" xlink:href="http://www.dsc.ufcg.edu.br/~logica/PROLOG/apostila-prolog.pdf">http://www.dsc.ufcg.edu.br/~logica/PROLOG/apostila-prolog.pdf</text:a></text:p>
      <text:p text:style-name="Standard">e em</text:p>
      <text:p text:style-name="Standard"><text:a xlink:type="simple" xlink:href="http://www.dainf.ct.utfpr.edu.br/~adolfo/Disciplinas/LogicaParaComputacao/7.Programming/Prolog/">http://www.dainf.ct.utfpr.edu.br/~adolfo/Disciplinas/LogicaParaComputacao/7.Programming/Prolog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dolfo Neto</meta:initial-creator>
    <meta:creation-date>2009-10-26T12:06:24</meta:creation-date>
    <dc:date>2009-10-26T16:41:42</dc:date>
    <dc:creator>Adolfo Neto</dc:creator>
    <meta:editing-duration>PT04H30M08S</meta:editing-duration>
    <meta:editing-cycles>26</meta:editing-cycles>
    <meta:generator>BrOffice.org/3.1$Linux OpenOffice.org_project/310m19$Build-9420</meta:generator>
    <meta:document-statistic meta:table-count="0" meta:image-count="0" meta:object-count="0" meta:page-count="3" meta:paragraph-count="80" meta:word-count="349" meta:character-count="2102"/>
  </office:meta>
</office:document-meta>
</file>